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TitleL" svg:font-family="KacstTitleL" style:font-pitch="variable"/>
    <style:font-face style:name="Kalapi" svg:font-family="Kalap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2*"/>
    </style:style>
    <style:style style:name="Table5.G" style:family="table-column">
      <style:table-column-properties style:column-width="0.9563in" style:rel-column-width="9363*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368in" style:rel-column-width="8191*"/>
    </style:style>
    <style:style style:name="Table6.C" style:family="table-column">
      <style:table-column-properties style:column-width="0.8368in" style:rel-column-width="8192*"/>
    </style:style>
    <style:style style:name="Table6.G" style:family="table-column">
      <style:table-column-properties style:column-width="1.6736in" style:rel-column-width="16385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none" fo:border-top="none" fo:border-bottom="0.05pt solid #000000"/>
    </style:style>
    <style:style style:name="Table6.F12" style:family="table-cell">
      <style:table-cell-properties fo:padding="0.0382in" fo:border-left="0.05pt solid #000000" fo:border-right="none" fo:border-top="none" fo:border-bottom="0.05pt solid #000000"/>
    </style:style>
    <style:style style:name="Table6.G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officeooo:rsid="001039b7" officeooo:paragraph-rsid="001225b1"/>
    </style:style>
    <style:style style:name="P3" style:family="paragraph" style:parent-style-name="Preformatted_20_Text">
      <style:text-properties officeooo:paragraph-rsid="001225b1"/>
    </style:style>
    <style:style style:name="P4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fo:font-weight="bold" officeooo:paragraph-rsid="001225b1" style:font-weight-asian="bold" style:font-weight-complex="bold"/>
    </style:style>
    <style:style style:name="P7" style:family="paragraph" style:parent-style-name="Preformatted_20_Text">
      <style:text-properties officeooo:paragraph-rsid="00136780"/>
    </style:style>
    <style:style style:name="P8" style:family="paragraph" style:parent-style-name="Preformatted_20_Text">
      <style:text-properties officeooo:paragraph-rsid="00142872"/>
    </style:style>
    <style:style style:name="P9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42872" officeooo:paragraph-rsid="00142872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15f183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paragraph-rsid="0019f39c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 style:list-style-name=""/>
    <style:style style:name="P22" style:family="paragraph" style:parent-style-name="Preformatted_20_Text">
      <style:text-properties fo:font-weight="bold" officeooo:paragraph-rsid="001225b1" style:font-weight-asian="bold" style:font-weight-complex="bold"/>
    </style:style>
    <style:style style:name="P23" style:family="paragraph" style:parent-style-name="Preformatted_20_Text">
      <style:text-properties officeooo:paragraph-rsid="001225b1"/>
    </style:style>
    <style:style style:name="P24" style:family="paragraph" style:parent-style-name="Preformatted_20_Text">
      <style:paragraph-properties fo:break-before="page"/>
      <style:text-properties officeooo:paragraph-rsid="001225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39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625_662134398" text:style-name="Index_20_Link" text:visited-style-name="Index_20_Link">Guideline<text:tab/>1</text:a></text:p>
          <text:p text:style-name="P15"><text:a xlink:type="simple" xlink:href="#__RefHeading___Toc1627_662134398" text:style-name="Index_20_Link" text:visited-style-name="Index_20_Link">How write a test ?<text:tab/>1</text:a></text:p>
          <text:p text:style-name="P15"><text:a xlink:type="simple" xlink:href="#__RefHeading___Toc1629_662134398" text:style-name="Index_20_Link" text:visited-style-name="Index_20_Link">Checklist<text:tab/>2</text:a></text:p>
          <text:p text:style-name="P14"><text:a xlink:type="simple" xlink:href="#__RefHeading___Toc1631_662134398" text:style-name="Index_20_Link" text:visited-style-name="Index_20_Link">Test list<text:tab/>3</text:a></text:p>
          <text:p text:style-name="P15"><text:a xlink:type="simple" xlink:href="#__RefHeading___Toc1633_662134398" text:style-name="Index_20_Link" text:visited-style-name="Index_20_Link">Test A<text:tab/>3</text:a></text:p>
          <text:p text:style-name="P15"><text:a xlink:type="simple" xlink:href="#__RefHeading___Toc1635_662134398" text:style-name="Index_20_Link" text:visited-style-name="Index_20_Link">Test B<text:tab/>4</text:a></text:p>
          <text:p text:style-name="P15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3">It is important that the tests can easily be improved and understood by others.</text:p>
      <text:p text:style-name="P3">For each test file, the list of tests must be present</text:p>
      <text:h text:style-name="P19" text:outline-level="2"><text:bookmark-start text:name="__RefHeading___Toc1627_662134398"/>How write a test ?<text:bookmark-end text:name="__RefHeading___Toc1627_662134398"/></text:h>
      <text:p text:style-name="P3">The test must be follow the pattern AAA for the documentation and the structure</text:p>
      <text:p text:style-name="P3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3">Here a little resume :</text:p>
      <table:table table:name="Table2" table:style-name="Table2">
        <table:table-column table:style-name="Table2.A"/>
        <table:table-column table:style-name="Table2.B"/>
        <table:table-row table:style-name="TableLine94433518536672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433442409472">
          <table:table-cell table:style-name="Table2.A5" office:value-type="string">
            <text:p text:style-name="P4">Arrange</text:p>
          </table:table-cell>
          <table:table-cell table:style-name="Table2.B5" office:value-type="string">
            <text:p text:style-name="P4">Arrange your objects, create and set them up as necessary.</text:p>
          </table:table-cell>
        </table:table-row>
        <table:table-row table:style-name="TableLine94433549675952">
          <table:table-cell table:style-name="Table2.A5" office:value-type="string">
            <text:p text:style-name="P4">Arrange - Assert</text:p>
          </table:table-cell>
          <table:table-cell table:style-name="Table2.B5" office:value-type="string">
            <text:p text:style-name="P4">If you create assertion to check your arrange</text:p>
          </table:table-cell>
        </table:table-row>
        <table:table-row table:style-name="TableLine94433521175040">
          <table:table-cell table:style-name="Table2.A5" office:value-type="string">
            <text:p text:style-name="P4">Act</text:p>
          </table:table-cell>
          <table:table-cell table:style-name="Table2.B5" office:value-type="string">
            <text:p text:style-name="P4">The function which is tested (and only this function !!!!)</text:p>
          </table:table-cell>
        </table:table-row>
        <table:table-row table:style-name="TableLine94433549291520">
          <table:table-cell table:style-name="Table2.A5" office:value-type="string">
            <text:p text:style-name="P4">Assert</text:p>
          </table:table-cell>
          <table:table-cell table:style-name="Table2.B5" office:value-type="string">
            <text:p text:style-name="P4">All check to verify the result obtained by the call of the function(s) in the Act part.</text:p>
          </table:table-cell>
        </table:table-row>
      </table:table>
      <text:p text:style-name="P3"/>
      <text:p text:style-name="P3"/>
      <text:p text:style-name="P3"/>
      <text:p text:style-name="P6">New test file</text:p>
      <text:p text:style-name="P3">- Create a new tab with a new Id [A,B, C…..]</text:p>
      <text:p text:style-name="P3">- Create a new tab for in the section checklist</text:p>
      <text:p text:style-name="P6">New test</text:p>
      <text:p text:style-name="P3">For each new test : add an entry after the previous ones in the corresponding table</text:p>
      <text:p text:style-name="P3">Example : you create a new test called “testCanTransferIsTrue” in the file RuleWhitelist.t.sol. <text:s/>You add then an entry in the corresponding table. After that, add the test in the checklist too.</text:p>
      <text:p text:style-name="P3"/>
      <text:p text:style-name="P3"/>
      <text:p text:style-name="P3"/>
      <text:p text:style-name="P24">Below is an example of an entry in the table</text:p>
      <table:table table:name="Table3" table:style-name="Table3">
        <table:table-column table:style-name="Table3.A" table:number-columns-repeated="6"/>
        <table:table-column table:style-name="Table3.G"/>
        <table:table-row table:style-name="TableLine94433529519824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Test function</text:p>
          </table:table-cell>
          <table:table-cell table:style-name="Table3.A1" office:value-type="string">
            <text:p text:style-name="P4">Target function</text:p>
          </table:table-cell>
          <table:table-cell table:style-name="Table3.A1" office:value-type="string">
            <text:p text:style-name="P4">Expected result</text:p>
          </table:table-cell>
          <table:table-cell table:style-name="Table3.A1" office:value-type="string">
            <text:p text:style-name="P4">Actual result</text:p>
          </table:table-cell>
          <table:table-cell table:style-name="Table3.A1" office:value-type="string">
            <text:p text:style-name="P4">conclusion</text:p>
          </table:table-cell>
          <table:table-cell table:style-name="Table3.G1" office:value-type="string">
            <text:p text:style-name="P7">Improvement</text:p>
            <text:p text:style-name="P4"/>
          </table:table-cell>
        </table:table-row>
        <table:table-row table:style-name="TableLine94433549737600">
          <table:table-cell table:style-name="Table3.A2" table:number-columns-spanned="7" office:value-type="string">
            <text:p text:style-name="P4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33525242816">
          <table:table-cell table:style-name="Table3.F3" office:value-type="string">
            <text:p text:style-name="P4">25</text:p>
          </table:table-cell>
          <table:table-cell table:style-name="Table3.F3" office:value-type="string">
            <text:p text:style-name="P7">testCanTransferIsTrue</text:p>
          </table:table-cell>
          <table:table-cell table:style-name="Table3.F3" office:value-type="string">
            <text:p text:style-name="P7">The function which is tested</text:p>
          </table:table-cell>
          <table:table-cell table:style-name="Table3.F3" office:value-type="string">
            <text:p text:style-name="P7">What is the result supposed to be returned by the function ???</text:p>
          </table:table-cell>
          <table:table-cell table:style-name="Table3.F3" office:value-type="string">
            <text:p text:style-name="P7">[As expected] or[Not as exepectd + the result]</text:p>
            <text:p text:style-name="P7"/>
          </table:table-cell>
          <table:table-cell table:style-name="Table3.F3" office:value-type="string">
            <text:p text:style-name="P7"/>
            <text:p text:style-name="P7">[Ok, Not Ok]</text:p>
          </table:table-cell>
          <table:table-cell table:style-name="Table3.G3" office:value-type="string">
            <text:p text:style-name="P7">Possible improvement for the test</text:p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29_662134398"/>Checklist<text:bookmark-end text:name="__RefHeading___Toc1629_662134398"/></text:h>
      <text:p text:style-name="P3">The checklist allows you to quickly check that all the functions are tested as well as to find the corresponding test</text:p>
      <text:p text:style-name="P3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433555397968">
          <table:table-cell table:style-name="Table4.A1" office:value-type="string">
            <text:p text:style-name="P5">Functions</text:p>
          </table:table-cell>
          <table:table-cell table:style-name="Table4.B1" office:value-type="string">
            <text:p text:style-name="P5">Test id</text:p>
          </table:table-cell>
        </table:table-row>
        <table:table-row table:style-name="TableLine94433509894960">
          <table:table-cell table:style-name="Table4.A10" office:value-type="string">
            <text:p text:style-name="P5">addListAddressToTheWhitelist</text:p>
          </table:table-cell>
          <table:table-cell table:style-name="Table4.B10" office:value-type="string">
            <text:p text:style-name="P5">A3</text:p>
          </table:table-cell>
        </table:table-row>
        <table:table-row table:style-name="TableLine94433500169136">
          <table:table-cell table:style-name="Table4.A10" office:value-type="string">
            <text:p text:style-name="P5">removeListAddressToTheWhitelist</text:p>
          </table:table-cell>
          <table:table-cell table:style-name="Table4.B10" office:value-type="string">
            <text:p text:style-name="P5">A4</text:p>
          </table:table-cell>
        </table:table-row>
        <table:table-row table:style-name="TableLine94433545242192">
          <table:table-cell table:style-name="Table4.A10" office:value-type="string">
            <text:p text:style-name="P5">addOneAddressToTheWhitelist</text:p>
          </table:table-cell>
          <table:table-cell table:style-name="Table4.B10" office:value-type="string">
            <text:p text:style-name="P5">-</text:p>
          </table:table-cell>
        </table:table-row>
        <table:table-row table:style-name="TableLine94433524115968">
          <table:table-cell table:style-name="Table4.A10" office:value-type="string">
            <text:p text:style-name="P5">removeOneAddressToTheWhitelist</text:p>
          </table:table-cell>
          <table:table-cell table:style-name="Table4.B10" office:value-type="string">
            <text:p text:style-name="P5">-</text:p>
          </table:table-cell>
        </table:table-row>
        <table:table-row table:style-name="TableLine94433577208064">
          <table:table-cell table:style-name="Table4.A10" office:value-type="string">
            <text:p text:style-name="P5">numberWhitelistedAddress</text:p>
          </table:table-cell>
          <table:table-cell table:style-name="Table4.B10" office:value-type="string">
            <text:p text:style-name="P5">-</text:p>
          </table:table-cell>
        </table:table-row>
        <table:table-row table:style-name="TableLine94433543006208">
          <table:table-cell table:style-name="Table4.A10" office:value-type="string">
            <text:p text:style-name="P5">addressIsWhitelisted</text:p>
          </table:table-cell>
          <table:table-cell table:style-name="Table4.B10" office:value-type="string">
            <text:p text:style-name="P5">A1 / A2</text:p>
          </table:table-cell>
        </table:table-row>
        <table:table-row table:style-name="TableLine94433547331328">
          <table:table-cell table:style-name="Table4.A10" office:value-type="string">
            <text:p text:style-name="P5">isTransferValid</text:p>
          </table:table-cell>
          <table:table-cell table:style-name="Table4.B10" office:value-type="string">
            <text:p text:style-name="P5">A7 / A8</text:p>
          </table:table-cell>
        </table:table-row>
        <table:table-row table:style-name="TableLine94433549589248">
          <table:table-cell table:style-name="Table4.A10" office:value-type="string">
            <text:p text:style-name="P5">detectTransferRestriction</text:p>
          </table:table-cell>
          <table:table-cell table:style-name="Table4.B10" office:value-type="string">
            <text:p text:style-name="P5">-</text:p>
          </table:table-cell>
        </table:table-row>
        <table:table-row table:style-name="TableLine94433560930304">
          <table:table-cell table:style-name="Table4.A10" office:value-type="string">
            <text:p text:style-name="P5">canReturnTransferRestrictionCode</text:p>
          </table:table-cell>
          <table:table-cell table:style-name="Table4.B10" office:value-type="string">
            <text:p text:style-name="P5">A5</text:p>
          </table:table-cell>
        </table:table-row>
        <table:table-row table:style-name="TableLine94433531140608">
          <table:table-cell table:style-name="Table4.A11" office:value-type="string">
            <text:p text:style-name="P8"/>
            <text:p text:style-name="P5">messageForTransferRestriction</text:p>
          </table:table-cell>
          <table:table-cell table:style-name="Table4.B11" office:value-type="string">
            <text:p text:style-name="P5">A6</text:p>
          </table:table-cell>
        </table:table-row>
      </table:table>
      <text:p text:style-name="P3"/>
      <text:p text:style-name="P3"/>
      <text:h text:style-name="P17" text:outline-level="1"/>
      <text:h text:style-name="P18" text:outline-level="1"><text:bookmark-start text:name="__RefHeading___Toc1631_662134398"/>Test <text:span text:style-name="T2">list</text:span><text:bookmark-end text:name="__RefHeading___Toc1631_662134398"/></text:h>
      <text:p text:style-name="P3"/>
      <text:h text:style-name="Heading_20_2" text:outline-level="2"><text:bookmark-start text:name="__RefHeading___Toc1633_662134398"/>Test A<text:bookmark-end text:name="__RefHeading___Toc1633_662134398"/></text:h>
      <text:h text:style-name="Heading_20_2" text:outline-level="2"/>
      <text:p text:style-name="P3">File : <text:span text:style-name="T1">RuleWhitelist.t.sol</text:span></text:p>
      <text:p text:style-name="P3"/>
      <text:p text:style-name="P3">Contract RuleWhiteListTest</text:p>
      <text:p text:style-name="P3"/>
      <text:p text:style-name="P3"/>
      <text:p text:style-name="P3"/>
      <text:p text:style-name="P3"/>
      <table:table table:name="Table5" table:style-name="Table5">
        <table:table-column table:style-name="Table5.A" table:number-columns-repeated="6"/>
        <table:table-column table:style-name="Table5.G"/>
        <table:table-row table:style-name="TableLine94433547671040"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Test function</text:p>
          </table:table-cell>
          <table:table-cell table:style-name="Table5.A1" office:value-type="string">
            <text:p text:style-name="P5">Target function</text:p>
          </table:table-cell>
          <table:table-cell table:style-name="Table5.A1" office:value-type="string">
            <text:p text:style-name="P5">Expected result</text:p>
          </table:table-cell>
          <table:table-cell table:style-name="Table5.A1" office:value-type="string">
            <text:p text:style-name="P5">Actual result</text:p>
          </table:table-cell>
          <table:table-cell table:style-name="Table5.A1" office:value-type="string">
            <text:p text:style-name="P5">conclusion</text:p>
          </table:table-cell>
          <table:table-cell table:style-name="Table5.G1" office:value-type="string">
            <text:p text:style-name="P5">Improvement</text:p>
          </table:table-cell>
        </table:table-row>
        <table:table-row table:style-name="TableLine94433527766784">
          <table:table-cell table:style-name="Table5.F8" office:value-type="string">
            <text:p text:style-name="P5">1</text:p>
          </table:table-cell>
          <table:table-cell table:style-name="Table5.F8" office:value-type="string">
            <text:p text:style-name="P5">testReturnFalseIfAddressNotWhitelisted</text:p>
          </table:table-cell>
          <table:table-cell table:style-name="Table5.F8" office:value-type="string">
            <text:p text:style-name="P5">addressIsWhitelisted</text:p>
          </table:table-cell>
          <table:table-cell table:style-name="Table5.F8" office:value-type="string">
            <text:p text:style-name="P8"/>
            <text:p text:style-name="P5">For all addresses the functions return false</text:p>
          </table:table-cell>
          <table:table-cell table:style-name="Table5.F8" office:value-type="string">
            <text:p text:style-name="P8"/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9"/>
          </table:table-cell>
        </table:table-row>
        <table:table-row table:style-name="TableLine94433531563712">
          <table:table-cell table:style-name="Table5.F8" office:value-type="string">
            <text:p text:style-name="P5">2</text:p>
          </table:table-cell>
          <table:table-cell table:style-name="Table5.F8" office:value-type="string">
            <text:p text:style-name="P5">testReturnTrueIfAddressIsWhitelisted</text:p>
          </table:table-cell>
          <table:table-cell table:style-name="Table5.F8" office:value-type="string">
            <text:p text:style-name="P5">addressIsWhitelisted</text:p>
          </table:table-cell>
          <table:table-cell table:style-name="Table5.F8" office:value-type="string">
            <text:p text:style-name="P5">For all addresses in the whitelist the function return true</text:p>
          </table:table-cell>
          <table:table-cell table:style-name="Table5.F8" office:value-type="string">
            <text:p text:style-name="P8"/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9"/>
          </table:table-cell>
        </table:table-row>
        <table:table-row table:style-name="TableLine94433528871232">
          <table:table-cell table:style-name="Table5.F8" office:value-type="string">
            <text:p text:style-name="P5">3</text:p>
          </table:table-cell>
          <table:table-cell table:style-name="Table5.F8" office:value-type="string">
            <text:p text:style-name="P5">testAddListAddressToTheWhitelist</text:p>
          </table:table-cell>
          <table:table-cell table:style-name="Table5.F8" office:value-type="string">
            <text:p text:style-name="P5">addressIsWhitelisted</text:p>
          </table:table-cell>
          <table:table-cell table:style-name="Table5.F8" office:value-type="string">
            <text:p text:style-name="P5">The call of the function addressIsWhitelisted returns true for the added addresses.</text:p>
          </table:table-cell>
          <table:table-cell table:style-name="Table5.F8" office:value-type="string">
            <text:p text:style-name="P8"/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5">The test depends of the function <text:s/>addressIsWhitelisted. It will be better if there are other/several ways to check the result</text:p>
          </table:table-cell>
        </table:table-row>
        <table:table-row table:style-name="TableLine94433577665616">
          <table:table-cell table:style-name="Table5.F8" office:value-type="string">
            <text:p text:style-name="P5">4</text:p>
          </table:table-cell>
          <table:table-cell table:style-name="Table5.F8" office:value-type="string">
            <text:p text:style-name="P5">testRemoveListAddressToTheWhitelist</text:p>
          </table:table-cell>
          <table:table-cell table:style-name="Table5.F8" office:value-type="string">
            <text:p text:style-name="P5">removeListAddressToTheWhitelist</text:p>
          </table:table-cell>
          <table:table-cell table:style-name="Table5.F8" office:value-type="string">
            <text:p text:style-name="P5">The call of the function addressIsWhitelisted returns false for the removed addresses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8">Ok</text:p>
            <text:p text:style-name="P5"/>
          </table:table-cell>
          <table:table-cell table:style-name="Table5.G8" office:value-type="string">
            <text:p text:style-name="P9"/>
          </table:table-cell>
        </table:table-row>
        <text:soft-page-break/>
        <table:table-row table:style-name="TableLine94433555374704">
          <table:table-cell table:style-name="Table5.F8" office:value-type="string">
            <text:p text:style-name="P5">5</text:p>
          </table:table-cell>
          <table:table-cell table:style-name="Table5.F8" office:value-type="string">
            <text:p text:style-name="P5">testCanReturnTransferRestrictionCode</text:p>
          </table:table-cell>
          <table:table-cell table:style-name="Table5.F8" office:value-type="string">
            <text:p text:style-name="P5">canReturnTransferRestrictionCode</text:p>
          </table:table-cell>
          <table:table-cell table:style-name="Table5.F8" office:value-type="string">
            <text:p text:style-name="P5">Return true if the code exists, false otherwise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9"/>
          </table:table-cell>
        </table:table-row>
        <table:table-row table:style-name="TableLine94433558541808">
          <table:table-cell table:style-name="Table5.F8" office:value-type="string">
            <text:p text:style-name="P10">6</text:p>
          </table:table-cell>
          <table:table-cell table:style-name="Table5.F8" office:value-type="string">
            <text:p text:style-name="P5">testReturnTheRightMessageForAGivenCode</text:p>
          </table:table-cell>
          <table:table-cell table:style-name="Table5.F8" office:value-type="string">
            <text:p text:style-name="P5">messageForTransferRestriction</text:p>
          </table:table-cell>
          <table:table-cell table:style-name="Table5.F8" office:value-type="string">
            <text:p text:style-name="P5">For the different codes, the corresponding message is returned.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9"/>
          </table:table-cell>
        </table:table-row>
        <table:table-row table:style-name="TableLine94433555700480">
          <table:table-cell table:style-name="Table5.F8" office:value-type="string">
            <text:p text:style-name="P5">7</text:p>
          </table:table-cell>
          <table:table-cell table:style-name="Table5.F8" office:value-type="string">
            <text:p text:style-name="P8"/>
            <text:p text:style-name="P5">testIsTransferValid</text:p>
          </table:table-cell>
          <table:table-cell table:style-name="Table5.F8" office:value-type="string">
            <text:p text:style-name="P5">isTransferValid</text:p>
          </table:table-cell>
          <table:table-cell table:style-name="Table5.F8" office:value-type="string">
            <text:p text:style-name="P8"/>
            <text:p text:style-name="P5">Returns true for the different tested transfer</text:p>
          </table:table-cell>
          <table:table-cell table:style-name="Table5.F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9"/>
          </table:table-cell>
        </table:table-row>
        <table:table-row table:style-name="TableLine94433520666880">
          <table:table-cell table:style-name="Table5.F9" office:value-type="string">
            <text:p text:style-name="P5">8</text:p>
          </table:table-cell>
          <table:table-cell table:style-name="Table5.F9" office:value-type="string">
            <text:p text:style-name="P5">testTransferDectedAsInvalid</text:p>
          </table:table-cell>
          <table:table-cell table:style-name="Table5.F9" office:value-type="string">
            <text:p text:style-name="P5">isTransferValid</text:p>
          </table:table-cell>
          <table:table-cell table:style-name="Table5.F9" office:value-type="string">
            <text:p text:style-name="P5">Returns false for the different tested transfer</text:p>
          </table:table-cell>
          <table:table-cell table:style-name="Table5.F9" office:value-type="string">
            <text:p text:style-name="P5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9"/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35_662134398"/>Test B<text:bookmark-end text:name="__RefHeading___Toc1635_662134398"/></text:h>
      <text:p text:style-name="P3">File : <text:span text:style-name="T1">RuleEngine.t.sol</text:span></text:p>
      <text:p text:style-name="P3"/>
      <text:h text:style-name="P21" text:outline-level="3"/>
      <text:h text:style-name="P20" text:outline-level="2"><text:bookmark-start text:name="__RefHeading___Toc1637_662134398"/>Test C<text:bookmark-end text:name="__RefHeading___Toc1637_662134398"/></text:h>
      <text:p text:style-name="P3">File : <text:span text:style-name="T1">CMTAT.t.sol</text:span></text:p>
      <text:p text:style-name="P6"/>
      <table:table table:name="Table6" table:style-name="Table6">
        <table:table-column table:style-name="Table6.A" table:number-columns-repeated="2"/>
        <table:table-column table:style-name="Table6.C" table:number-columns-repeated="4"/>
        <table:table-column table:style-name="Table6.G"/>
        <table:table-row table:style-name="TableLine94433546907280">
          <table:table-cell table:style-name="Table6.A1" office:value-type="string">
            <text:p text:style-name="P5">Contract</text:p>
          </table:table-cell>
          <table:table-cell table:style-name="Table6.A1" office:value-type="string">
            <text:p text:style-name="P5">Test function</text:p>
          </table:table-cell>
          <table:table-cell table:style-name="Table6.A1" office:value-type="string">
            <text:p text:style-name="P5">Target function</text:p>
          </table:table-cell>
          <table:table-cell table:style-name="Table6.A1" office:value-type="string">
            <text:p text:style-name="P5">Expected result</text:p>
          </table:table-cell>
          <table:table-cell table:style-name="Table6.A1" office:value-type="string">
            <text:p text:style-name="P5">Actual result</text:p>
          </table:table-cell>
          <table:table-cell table:style-name="Table6.A1" office:value-type="string">
            <text:p text:style-name="P5">conclusion</text:p>
          </table:table-cell>
          <table:table-cell table:style-name="Table6.G1" office:value-type="string">
            <text:p text:style-name="P5">Improvement</text:p>
          </table:table-cell>
        </table:table-row>
        <table:table-row table:style-name="TableLine94433446825184">
          <table:table-cell table:style-name="Table6.A2" office:value-type="string">
            <text:p text:style-name="P5">CMTATRuleEngineTest</text:p>
          </table:table-cell>
          <table:table-cell table:style-name="Table6.B11" office:value-type="string">
            <text:p text:style-name="P5"/>
          </table:table-cell>
          <table:table-cell table:style-name="Table6.C2" office:value-type="string">
            <text:p text:style-name="P5"/>
          </table:table-cell>
          <table:table-cell table:style-name="Table6.D2" office:value-type="string">
            <text:p text:style-name="P5"/>
          </table:table-cell>
          <table:table-cell table:style-name="Table6.E2" office:value-type="string">
            <text:p text:style-name="P5"/>
          </table:table-cell>
          <table:table-cell table:style-name="Table6.F2" office:value-type="string">
            <text:p text:style-name="P5"/>
          </table:table-cell>
          <table:table-cell table:style-name="Table6.G2" office:value-type="string">
            <text:p text:style-name="P9"/>
          </table:table-cell>
        </table:table-row>
        <table:table-row table:style-name="TableLine94433526289664">
          <table:table-cell table:style-name="Table6.A3" office:value-type="string">
            <text:p text:style-name="P9"/>
          </table:table-cell>
          <table:table-cell table:style-name="Table6.B11" office:value-type="string">
            <text:p text:style-name="P5">testCanBeChangedByOwner</text:p>
          </table:table-cell>
          <table:table-cell table:style-name="Table6.C3" office:value-type="string">
            <text:p text:style-name="P5">setRuleEngine</text:p>
          </table:table-cell>
          <table:table-cell table:style-name="Table6.D3" office:value-type="string">
            <text:p text:style-name="P5">The engine is configured ???</text:p>
          </table:table-cell>
          <table:table-cell table:style-name="Table6.E3" office:value-type="string">
            <text:p text:style-name="P5">As expected</text:p>
          </table:table-cell>
          <table:table-cell table:style-name="Table6.F3" office:value-type="string">
            <text:p text:style-name="P5">OK</text:p>
          </table:table-cell>
          <table:table-cell table:style-name="Table6.G3" office:value-type="string">
            <text:p text:style-name="P9"/>
          </table:table-cell>
        </table:table-row>
        <table:table-row table:style-name="TableLine94433442232320">
          <table:table-cell table:style-name="Table6.A4" office:value-type="string">
            <text:p text:style-name="P9"/>
          </table:table-cell>
          <table:table-cell table:style-name="Table6.B11" office:value-type="string">
            <text:p text:style-name="P5">testCannotCallByNonOwner</text:p>
          </table:table-cell>
          <table:table-cell table:style-name="Table6.C4" office:value-type="string">
            <text:p text:style-name="P5">setRuleEngine</text:p>
          </table:table-cell>
          <table:table-cell table:style-name="Table6.D4" office:value-type="string">
            <text:p text:style-name="P8"/>
            <text:p text:style-name="P5">revert</text:p>
          </table:table-cell>
          <table:table-cell table:style-name="Table6.E4" office:value-type="string">
            <text:p text:style-name="P8"/>
            <text:p text:style-name="P5">As expected</text:p>
          </table:table-cell>
          <table:table-cell table:style-name="Table6.F4" office:value-type="string">
            <text:p text:style-name="P8"/>
            <text:p text:style-name="P5">OK</text:p>
          </table:table-cell>
          <table:table-cell table:style-name="Table6.G4" office:value-type="string">
            <text:p text:style-name="P8">RuleEngineCommonTest</text:p>
            <text:p text:style-name="P5"/>
          </table:table-cell>
        </table:table-row>
        <table:table-row table:style-name="TableLine94433548303968">
          <table:table-cell table:style-name="Table6.A5" office:value-type="string">
            <text:p text:style-name="P11">RuleEngineCommonTest</text:p>
          </table:table-cell>
          <table:table-cell table:style-name="Table6.B11" office:value-type="string">
            <text:p text:style-name="P9"/>
          </table:table-cell>
          <table:table-cell table:style-name="Table6.C5" office:value-type="string">
            <text:p text:style-name="P9"/>
          </table:table-cell>
          <table:table-cell table:style-name="Table6.D5" office:value-type="string">
            <text:p text:style-name="P9"/>
          </table:table-cell>
          <table:table-cell table:style-name="Table6.E5" office:value-type="string">
            <text:p text:style-name="P9"/>
          </table:table-cell>
          <table:table-cell table:style-name="Table6.F5" office:value-type="string">
            <text:p text:style-name="P9"/>
          </table:table-cell>
          <table:table-cell table:style-name="Table6.G5" office:value-type="string">
            <text:p text:style-name="P9"/>
          </table:table-cell>
        </table:table-row>
        <table:table-row table:style-name="TableLine94433559002544">
          <table:table-cell table:style-name="Table6.A6" office:value-type="string">
            <text:p text:style-name="P9"/>
          </table:table-cell>
          <table:table-cell table:style-name="Table6.B11" office:value-type="string">
            <text:p text:style-name="P9">testAddressIsIndicatedAsWhitelisted</text:p>
          </table:table-cell>
          <table:table-cell table:style-name="Table6.C6" office:value-type="string">
            <text:p text:style-name="P9">addressIsWhitelisted</text:p>
          </table:table-cell>
          <table:table-cell table:style-name="Table6.D6" office:value-type="string">
            <text:p text:style-name="P12">true</text:p>
          </table:table-cell>
          <table:table-cell table:style-name="Table6.E6" office:value-type="string">
            <text:p text:style-name="P13">As expected</text:p>
          </table:table-cell>
          <table:table-cell table:style-name="Table6.F6" office:value-type="string">
            <text:p text:style-name="P12">Ok</text:p>
          </table:table-cell>
          <table:table-cell table:style-name="Table6.G6" office:value-type="string">
            <text:p text:style-name="P9"/>
          </table:table-cell>
        </table:table-row>
        <table:table-row table:style-name="TableLine94433541340672">
          <table:table-cell table:style-name="Table6.A7" office:value-type="string">
            <text:p text:style-name="P9"/>
          </table:table-cell>
          <table:table-cell table:style-name="Table6.B11" office:value-type="string">
            <text:p text:style-name="P9">testAddressIsNotIndicatedAsWhitelisted</text:p>
          </table:table-cell>
          <table:table-cell table:style-name="Table6.C7" office:value-type="string">
            <text:p text:style-name="P9">addressIsWhitelisted</text:p>
          </table:table-cell>
          <table:table-cell table:style-name="Table6.D7" office:value-type="string">
            <text:p text:style-name="P12">false</text:p>
          </table:table-cell>
          <table:table-cell table:style-name="Table6.E7" office:value-type="string">
            <text:p text:style-name="P13">As expected</text:p>
          </table:table-cell>
          <table:table-cell table:style-name="Table6.F7" office:value-type="string">
            <text:p text:style-name="P12">Ok</text:p>
          </table:table-cell>
          <table:table-cell table:style-name="Table6.G7" office:value-type="string">
            <text:p text:style-name="P9"/>
          </table:table-cell>
        </table:table-row>
        <table:table-row table:style-name="TableLine94433558078144">
          <table:table-cell table:style-name="Table6.A8" office:value-type="string">
            <text:p text:style-name="P9"/>
          </table:table-cell>
          <table:table-cell table:style-name="Table6.B11" office:value-type="string">
            <text:p text:style-name="P1">testCannotTransferWithoutAddressWhitelisted</text:p>
          </table:table-cell>
          <table:table-cell table:style-name="Table6.C8" office:value-type="string">
            <text:p text:style-name="P9">transfer</text:p>
          </table:table-cell>
          <table:table-cell table:style-name="Table6.D8" office:value-type="string">
            <text:p text:style-name="P12">revert</text:p>
          </table:table-cell>
          <table:table-cell table:style-name="Table6.E8" office:value-type="string">
            <text:p text:style-name="P13">As expected</text:p>
          </table:table-cell>
          <table:table-cell table:style-name="Table6.F8" office:value-type="string">
            <text:p text:style-name="P12">Ok</text:p>
          </table:table-cell>
          <table:table-cell table:style-name="Table6.G8" office:value-type="string">
            <text:p text:style-name="P9"/>
          </table:table-cell>
        </table:table-row>
        <table:table-row table:style-name="TableLine94433548996352">
          <table:table-cell table:style-name="Table6.A9" office:value-type="string">
            <text:p text:style-name="P9"/>
          </table:table-cell>
          <table:table-cell table:style-name="Table6.B11" office:value-type="string">
            <text:p text:style-name="P9"/>
          </table:table-cell>
          <table:table-cell table:style-name="Table6.C9" office:value-type="string">
            <text:p text:style-name="P9"/>
          </table:table-cell>
          <table:table-cell table:style-name="Table6.D9" office:value-type="string">
            <text:p text:style-name="P9"/>
          </table:table-cell>
          <table:table-cell table:style-name="Table6.E9" office:value-type="string">
            <text:p text:style-name="P9"/>
          </table:table-cell>
          <table:table-cell table:style-name="Table6.F9" office:value-type="string">
            <text:p text:style-name="P9"/>
          </table:table-cell>
          <table:table-cell table:style-name="Table6.G9" office:value-type="string">
            <text:p text:style-name="P9"/>
          </table:table-cell>
        </table:table-row>
        <table:table-row table:style-name="TableLine94433493916976">
          <table:table-cell table:style-name="Table6.A10" office:value-type="string">
            <text:p text:style-name="P9"/>
          </table:table-cell>
          <table:table-cell table:style-name="Table6.B11" office:value-type="string">
            <text:p text:style-name="P9"/>
          </table:table-cell>
          <table:table-cell table:style-name="Table6.C10" office:value-type="string">
            <text:p text:style-name="P9"/>
          </table:table-cell>
          <table:table-cell table:style-name="Table6.D10" office:value-type="string">
            <text:p text:style-name="P9"/>
          </table:table-cell>
          <table:table-cell table:style-name="Table6.E10" office:value-type="string">
            <text:p text:style-name="P9"/>
          </table:table-cell>
          <table:table-cell table:style-name="Table6.F10" office:value-type="string">
            <text:p text:style-name="P9"/>
          </table:table-cell>
          <table:table-cell table:style-name="Table6.G10" office:value-type="string">
            <text:p text:style-name="P9"/>
          </table:table-cell>
        </table:table-row>
        <table:table-row table:style-name="TableLine94433559274592">
          <table:table-cell table:style-name="Table6.A11" office:value-type="string">
            <text:p text:style-name="P9"/>
          </table:table-cell>
          <table:table-cell table:style-name="Table6.B11" office:value-type="string">
            <text:p text:style-name="P9"/>
          </table:table-cell>
          <table:table-cell table:style-name="Table6.C11" office:value-type="string">
            <text:p text:style-name="P9"/>
          </table:table-cell>
          <table:table-cell table:style-name="Table6.D11" office:value-type="string">
            <text:p text:style-name="P9"/>
          </table:table-cell>
          <table:table-cell table:style-name="Table6.E11" office:value-type="string">
            <text:p text:style-name="P9"/>
          </table:table-cell>
          <table:table-cell table:style-name="Table6.F11" office:value-type="string">
            <text:p text:style-name="P9"/>
          </table:table-cell>
          <table:table-cell table:style-name="Table6.G11" office:value-type="string">
            <text:p text:style-name="P9"/>
          </table:table-cell>
        </table:table-row>
        <table:table-row table:style-name="TableLine94433558371056">
          <table:table-cell table:style-name="Table6.A12" office:value-type="string">
            <text:p text:style-name="P9"/>
          </table:table-cell>
          <table:table-cell table:style-name="Table6.B12" office:value-type="string">
            <text:p text:style-name="P9"/>
          </table:table-cell>
          <table:table-cell table:style-name="Table6.C12" office:value-type="string">
            <text:p text:style-name="P9"/>
          </table:table-cell>
          <table:table-cell table:style-name="Table6.D12" office:value-type="string">
            <text:p text:style-name="P9"/>
          </table:table-cell>
          <table:table-cell table:style-name="Table6.E12" office:value-type="string">
            <text:p text:style-name="P9"/>
          </table:table-cell>
          <table:table-cell table:style-name="Table6.F12" office:value-type="string">
            <text:p text:style-name="P9"/>
          </table:table-cell>
          <table:table-cell table:style-name="Table6.G12" office:value-type="string">
            <text:p text:style-name="P9"/>
          </table:table-cell>
        </table:table-row>
      </table:table>
      <text:p text:style-name="P6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TitleL" svg:font-family="KacstTitleL" style:font-pitch="variable"/>
    <style:font-face style:name="Kalapi" svg:font-family="Kalap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13T14:09:11.576503281</dc:date>
    <meta:editing-duration>PT1H43M13S</meta:editing-duration>
    <meta:editing-cycles>11</meta:editing-cycles>
    <meta:generator>LibreOffice/6.4.7.2$Linux_X86_64 LibreOffice_project/40$Build-2</meta:generator>
    <meta:document-statistic meta:table-count="5" meta:image-count="0" meta:object-count="0" meta:page-count="5" meta:paragraph-count="173" meta:word-count="538" meta:character-count="3736" meta:non-whitespace-character-count="3369"/>
  </office:meta>
</office:document-meta>
</file>